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er_slate_chart_compare_16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/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_Scheme</text:p>
          </table:table-cell>
          <table:table-cell office:value-type="string" calcext:value-type="string">
            <text:p>Mean Metric</text:p>
          </table:table-cell>
          <table:table-cell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</text:p>
          </table:table-cell>
          <table:table-cell office:value-type="string" calcext:value-type="string">
            <text:p>Best Ba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1516588164183" calcext:value-type="float">
            <text:p>0.01516588164183</text:p>
          </table:table-cell>
          <table:table-cell office:value-type="float" office:value="0.0124157350510359" calcext:value-type="float">
            <text:p>0.01241573505103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153141995892671" calcext:value-type="float">
            <text:p>0.015314199589267</text:p>
          </table:table-cell>
          <table:table-cell office:value-type="float" office:value="0.0126721984172088" calcext:value-type="float">
            <text:p>0.01267219841720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55424596021395" calcext:value-type="float">
            <text:p>0.01554245960214</text:p>
          </table:table-cell>
          <table:table-cell office:value-type="float" office:value="0.0130222619524555" calcext:value-type="float">
            <text:p>0.01302226195245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57661377136674" calcext:value-type="float">
            <text:p>0.015766137713667</text:p>
          </table:table-cell>
          <table:table-cell office:value-type="float" office:value="0.013347835370237" calcext:value-type="float">
            <text:p>0.01334783537023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15793689591138" calcext:value-type="float">
            <text:p>0.015793689591138</text:p>
          </table:table-cell>
          <table:table-cell office:value-type="float" office:value="0.0131900817786375" calcext:value-type="float">
            <text:p>0.01319008177863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155057946685702" calcext:value-type="float">
            <text:p>0.01550579466857</text:p>
          </table:table-cell>
          <table:table-cell table:style-name="ce5" office:value-type="float" office:value="0.0123595148324966" calcext:value-type="float">
            <text:p>0.01235951483249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304122277163415" calcext:value-type="float">
            <text:p>0.030412227716342</text:p>
          </table:table-cell>
          <table:table-cell office:value-type="float" office:value="0.0248497540830817" calcext:value-type="float">
            <text:p>0.02484975408308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58659019390495" calcext:value-type="float">
            <text:p>0.01586590193905</text:p>
          </table:table-cell>
          <table:table-cell office:value-type="float" office:value="0.0133662638410427" calcext:value-type="float">
            <text:p>0.01336626384104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55334957946609" calcext:value-type="float">
            <text:p>0.015533495794661</text:p>
          </table:table-cell>
          <table:table-cell office:value-type="float" office:value="0.0129821578833903" calcext:value-type="float">
            <text:p>0.0129821578833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151460804821303" calcext:value-type="float">
            <text:p>0.01514608048213</text:p>
          </table:table-cell>
          <table:table-cell office:value-type="float" office:value="0.0124354781582952" calcext:value-type="float">
            <text:p>0.01243547815829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156283777503652" calcext:value-type="float">
            <text:p>0.015628377750365</text:p>
          </table:table-cell>
          <table:table-cell office:value-type="float" office:value="0.013184481020794" calcext:value-type="float">
            <text:p>0.01318448102079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154216608498245" calcext:value-type="float">
            <text:p>0.015421660849825</text:p>
          </table:table-cell>
          <table:table-cell office:value-type="float" office:value="0.012531828135252" calcext:value-type="float">
            <text:p>0.01253182813525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158736814452897" calcext:value-type="float">
            <text:p>0.01587368144529</text:p>
          </table:table-cell>
          <table:table-cell office:value-type="float" office:value="0.013346174950199" calcext:value-type="float">
            <text:p>0.01334617495019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0.0150808192168673" calcext:value-type="float">
            <text:p>0.015080819216867</text:p>
          </table:table-cell>
          <table:table-cell office:value-type="float" office:value="0.0123703945428133" calcext:value-type="float">
            <text:p>0.01237039454281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152369413214425" calcext:value-type="float">
            <text:p>0.015236941321443</text:p>
          </table:table-cell>
          <table:table-cell office:value-type="float" office:value="0.0124499974772334" calcext:value-type="float">
            <text:p>0.01244999747723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156046641683072" calcext:value-type="float">
            <text:p>0.015604664168307</text:p>
          </table:table-cell>
          <table:table-cell office:value-type="float" office:value="0.0130756783731389" calcext:value-type="float">
            <text:p>0.01307567837313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A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152692225916932" calcext:value-type="float">
            <text:p>0.015269222591693</text:p>
          </table:table-cell>
          <table:table-cell office:value-type="float" office:value="0.0125084985047579" calcext:value-type="float">
            <text:p>0.01250849850475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156561797484756" calcext:value-type="float">
            <text:p>0.015656179748476</text:p>
          </table:table-cell>
          <table:table-cell office:value-type="float" office:value="0.0125162685289979" calcext:value-type="float">
            <text:p>0.01251626852899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4"/>
          <table:table-cell table:style-name="Default" table:formula="of:=MIN([.F2:.F19])" office:value-type="float" office:value="0.0150808192168673" calcext:value-type="float">
            <text:p>0.015080819216867</text:p>
          </table:table-cell>
          <table:table-cell table:style-name="Default" table:formula="of:=MIN([.G2:.G19])" office:value-type="float" office:value="0.0123595148324966" calcext:value-type="float">
            <text:p>0.012359514832497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 style:data-style-name="N2" text:time-value="15:27:38.2083518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0T15:27:54.678870423</dc:date>
    <meta:editing-duration>PT3M5S</meta:editing-duration>
    <meta:editing-cycles>5</meta:editing-cycles>
    <meta:generator>LibreOffice/6.0.7.3$Linux_X86_64 LibreOffice_project/00m0$Build-3</meta:generator>
    <meta:document-statistic meta:table-count="1" meta:cell-count="191" meta:object-count="0"/>
  </office:meta>
</office:document-meta>
</file>